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Google Sans Text" svg:font-family="'Google Sans Text', sans-serif"/>
    <style:font-face style:name="Arial3" svg:font-family="Arial"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1" style:font-name-complex="Arial2"/>
    </style:style>
    <style:style style:name="P2" style:family="paragraph" style:parent-style-name="Standard">
      <style:paragraph-properties fo:text-align="justify" style:justify-single-word="false"/>
    </style:style>
    <style:style style:name="P3" style:family="paragraph" style:parent-style-name="Standard" style:master-page-name="Standard">
      <style:paragraph-properties style:page-number="auto"/>
    </style:style>
    <style:style style:name="P4" style:family="paragraph" style:parent-style-name="Text_20_body">
      <style:paragraph-properties fo:text-align="justify" style:justify-single-word="false"/>
    </style:style>
    <style:style style:name="P5" style:family="paragraph" style:parent-style-name="Text_20_body">
      <style:paragraph-properties fo:margin-left="0cm" fo:margin-right="0cm" fo:margin-top="0cm" fo:margin-bottom="0.423cm" fo:line-height="114%" fo:orphans="2" fo:widows="2" fo:text-indent="0cm" style:auto-text-indent="false" fo:padding="0cm" fo:border="none"/>
      <style:text-properties fo:color="#1f1f1f" style:font-name="Google Sans Text"/>
    </style:style>
    <style:style style:name="P6" style:family="paragraph" style:parent-style-name="Text_20_body">
      <style:paragraph-properties fo:margin-left="0cm" fo:margin-right="0cm" fo:margin-top="0cm" fo:margin-bottom="0.423cm" fo:line-height="114%" fo:text-align="justify" style:justify-single-word="false" fo:orphans="2" fo:widows="2" fo:text-indent="0cm" style:auto-text-indent="false" fo:padding="0cm" fo:border="none"/>
      <style:text-properties fo:color="#1f1f1f" style:font-name="Google Sans Text"/>
    </style:style>
    <style:style style:name="T1" style:family="text">
      <style:text-properties style:font-name="Arial1" fo:font-size="22pt" fo:font-weight="bold" style:font-size-asian="22pt" style:font-weight-asian="bold" style:font-name-complex="Arial2" style:font-size-complex="22pt" style:font-weight-complex="bold"/>
    </style:style>
    <style:style style:name="T2" style:family="text">
      <style:text-properties style:font-name="Arial1" style:font-name-complex="Arial2"/>
    </style:style>
    <style:style style:name="T3" style:family="text">
      <style:text-properties style:font-name="Arial1" fo:font-weight="bold" style:font-weight-asian="bold" style:font-name-complex="Arial2" style:font-weight-complex="bold"/>
    </style:style>
    <style:style style:name="T4" style:family="text">
      <style:text-properties fo:color="#1f1f1f" style:font-name="Google Sans Text"/>
    </style:style>
    <style:style style:name="Sect1" style:family="section">
      <style:section-properties style:writing-mode="lr-tb"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tab/><text:tab/><text:tab/><text:span text:style-name="T1">Report - Digital Literacy</text:span></text:p>
      <text:p text:style-name="Standard"><text:span text:style-name="T2">Name: Suvradeep Datta <text:line-break/>Registration Number: 25BAI10328 <text:line-break/>Branch: BTech CSE AI/ML <text:line-break/>Year: First Year <text:line-break/>Course Code: CSE0001 <text:line-break/>Date: March 23, 2026</text:span></text:p>
      <text:p text:style-name="P1"/>
      <text:p text:style-name="Standard"><text:span text:style-name="T3">Introduction</text:span><text:span text:style-name="T2"> </text:span><text:span text:style-name="T4">Classrooms and office buildings are just set dressing now. The real heavy lifting happens inside browser tabs. Data repos. Invisible networks.And stepping into this Student Digital Ambassador gig slapped me with a pretty harsh truth. Mindlessly surfing the internet and actually knowing how to wield it are entirely different beasts.This portfolio skips the usual boring assignment checklist. Think of it as a raw ledger of me learning to crack the system. I had to build a legitimate footprint across LinkedIn and GitHub without looking like a robot. But the real wake-up call was wading into the grimier side of the web—dodging phishing traps and dissecting how cybercrime actually operates. These modules forced a hard pivot.</text:span></text:p>
      <text:section text:style-name="Sect1" text:name="model-response-message-contentr_ba161a399db2b847">
        <text:p text:style-name="P5">Because upgrading from a clueless clicker to a deliberate digital citizen is non-negotiable.My endgame here wasn't complicated. Fix my own blind spots. Then pull my peers out of the dark, too.</text:p>
      </text:section>
      <text:p text:style-name="Standard"><text:span text:style-name="T2"/></text:p>
      <text:p text:style-name="P2"><text:span text:style-name="T3">Task 1 Write-up</text:span><text:span text:style-name="T2"> I utilized Canva as the primary architectural environment for this submission. The deliverable? A precise visual schematic titled "Mastering Digital Literacy."</text:span></text:p>
      <text:p text:style-name="P4">Four rigid conceptual pillars anchor the composition. I carved out sections detailing digital wellness to mitigate cognitive fatigue, cataloged indispensable software utilities for academic rigor, and insisted on strict security protocols like two-factor authentication. And finally, I provided a framework for curating a professional digital footprint.</text:p>
      <text:p text:style-name="P4">The disciplinary pivot was striking.</text:p>
      <text:p text:style-name="P4">Shifting directly from the absolute logic of machine learning algorithms—or the technical friction of migrating a local machine entirely to Linux to optimize model training—into the subjective constraints of graphic design is an abrupt paradigm shift. The selected template offered its own resistance. It was initially calibrated for a hyper-stylized, virtual-reality aesthetic. Reconciling those aggressive, neon-drenched visuals with pragmatic internet safety advice demanded severe editorial control. Every paragraph had to be ruthlessly truncated. Dense text was a liability.</text:p>
      <text:p text:style-name="P4">Yet, systematically wrestling that visual excess into a clean, hierarchical format proved exceptionally instructive.</text:p>
      <text:p text:style-name="P2"><text:span text:style-name="T2"/></text:p>
      <text:p text:style-name="P2"><text:span text:style-name="T3">Task 2 Write-up</text:span><text:span text:style-name="T2"> GitHub, LinkedIn, Kaggle. That’s the trifecta I locked down.</text:span></text:p>
      <text:p text:style-name="P4">For a CSE AI/ML degree, dodging GitHub is very importaant. It’s the undisputed backbone for wrangling code. I slapped together a profile README just to stake my claim and lay out exactly what I'm trying to build.</text:p>
      <text:p text:style-name="P4">But code doesn't survive in a vacuum.</text:p>
      <text:p text:style-name="P4">I spun up LinkedIn to start shaking hands digitally and logging the actual grind of this academic run. And Kaggle? That’s the proving ground. Raw datasets. Machine learning brawls. It fits my AI track perfectly.</text:p>
      <text:p text:style-name="P4">Looking down the barrel of the next four years, the strategy is ruthless.</text:p>
      <text:p text:style-name="P4">GitHub morphs into a living, breathing rap sheet of every assignment and side project I crank out. <text:soft-page-break/>LinkedIn turns into a megaphone to drag professors, alumni, and recruiters into my orbit whenever I hit a technical milestone.</text:p>
      <text:p text:style-name="P4">Then there's Kaggle. The sparring ring. I'll be in the trenches there, bleeding over hands-on data science problems to see how my algorithms hold up against the rest of the globe.</text:p>
      <text:p text:style-name="P2"><text:span text:style-name="T2"><text:s/>community.</text:span></text:p>
      <text:p text:style-name="P2"><text:span text:style-name="T3">Task 3 Write-up</text:span><text:span text:style-name="T2"> For this project, I used only the HackerRank platform. I didnt build any big app or anything, I just practiced and solved basic Python problems. In our college first year we have a main CSE course, so I mostly focused on coding questions about loops, strings and basic logic to clear my concepts.</text:span></text:p>
      <text:p text:style-name="P2"><text:span text:style-name="T2"/></text:p>
      <text:p text:style-name="P2"><text:span text:style-name="T2">My branch is AI and ML, so getting good at python early is really important for me. Practicing on hackerrank actually helped me understand the programming stuff they teach in class better. In the platform you have to write code that passes all the hidden test cases, which kind of forced me to get faster at finding my own bugs. Before I used to get stuck on basic syntax errors a lot.</text:span></text:p>
      <text:p text:style-name="P2"><text:span text:style-name="T2"/></text:p>
      <text:p text:style-name="P2"><text:span text:style-name="T2">This practice is going to help me in my academics later because in the next semesters we have to study DSA and do actual ML training work. If my python base is strong from doing these basic problems now, I won't face much problem writing heavier code when the syllabus gets tough.</text:span></text:p>
      <text:p text:style-name="P2"><text:span text:style-name="T3">Task 4 Write-up</text:span><text:span text:style-name="T2"> </text:span><text:span text:style-name="T4">Sloppy keystrokes can torpedo a career before it even launches.</text:span></text:p>
      <text:section text:style-name="Sect1" text:name="model-response-message-contentr_6366122e3a1d0cd0">
        <text:p text:style-name="P6">Picture it. You blast a rushed email to a hiring manager. Blank subject line. Zero greeting. Just a lazy plea for a paycheck hurled into their inbox.And the recruiter? They hit delete without a second thought. Just like that, a killer internship evaporates.But fixing this stuff is ridiculously easy. It just requires a shred of self-awareness. A razor-sharp subject line. An actual, human greeting. Stating exactly what you need and signing off like a functioning adult.</text:p>
        <text:p text:style-name="P6">Grinding through those mock email drafts and the social media audit hammered an uncomfortable truth into my head. Every single message you send out there isn't just digital chatter.</text:p>
        <text:p text:style-name="P6">It is the only brand you have.</text:p>
      </text:section>
      <text:p text:style-name="P2"><text:span text:style-name="T2"/></text:p>
      <text:p text:style-name="P2"><text:span text:style-name="T3">Task 5 Write-up</text:span><text:span text:style-name="T2"> </text:span><text:span text:style-name="T4">Digging into that fake internship scam threw me for a loop. Phishing isn't just lazy typos and foreign princes anymore. It's ruthlessly polished.</text:span></text:p>
      <text:section text:style-name="Sect1" text:name="model-response-message-contentr_ac4b7f594f1f6c42">
        <text:p text:style-name="P5">I used to bank on terrible grammar to spot a grift. Not anymore. Modern attackers are weaponizing perfect HR speak. They spoof sender domains. Slap on high-res corporate logos. All to bait desperate college kids into handing over the keys to their checking accounts.</text:p>
        <text:p text:style-name="P5">And that completely nuked my old habits.</text:p>
        <text:p text:style-name="P5">My click-happy days are dead. Period. If an inbox drop screams urgency—even if it perfectly mimics a massive tech giant—I’m freezing. I refuse to click a single link inside that message. Instead, I’ll force my way through the front door. Manually typing the URL into the browser. Hunting down an actual phone number to verify the panic.</text:p>
        <text:p text:style-name="P5">Because surviving out here demands a lot more than just writing clean code.</text:p>
        <text:p text:style-name="P5"><text:soft-page-break/>Digital literacy isn't some abstract academic checklist. It's armor. It's aggressively shaping your online footprint. Communicating with actual intent. And treating your personal data like a vault against constantly mutating threats. Without that baseline survival kit? The best algorithms in the world won't save a tech career.</text:p>
      </text:section>
      <text:p text:style-name="P2"><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Google Sans Text" svg:font-family="'Google Sans Text', sans-serif"/>
    <style:font-face style:name="Arial3" svg:font-family="Arial"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N"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uvradeep </meta:initial-creator>
    <meta:creation-date>2026-03-31T20:14:38.78</meta:creation-date>
    <meta:document-statistic meta:table-count="0" meta:image-count="0" meta:object-count="0" meta:page-count="3" meta:paragraph-count="30" meta:word-count="1010" meta:character-count="6329"/>
    <dc:date>2026-03-31T20:41:49.90</dc:date>
    <dc:creator>Suvradeep </dc:creator>
    <meta:editing-duration>PT12M1S</meta:editing-duration>
    <meta:editing-cycles>1</meta:editing-cycles>
    <meta:generator>OpenOffice/4.1.15$Win32 OpenOffice.org_project/4115m2$Build-9813</meta:generator>
  </office:meta>
</office:document-meta>
</file>